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bMessageConverterTests.toMessageUtf16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yBean.ge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setStrin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isB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MessageConverterTests.toMessageUtf1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bMessageConverterTests.fromMessageToMessageWithPoj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yBean.getF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setArray( String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MessageConverterTests.handleList( List &lt; Long &gt;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sonbMessageConverterTests.defaul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Bean.setFraction( float fr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MessageConverterTests.handleMessage( Message &lt; MyBean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Bean.setNumber( in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ge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MessageConverterTests.fromMessageUntyp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bMessageConverterTests.to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yBean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MessageConverterTests.fromMessageTo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bMessageConverterTests.fromMessageInvalidJs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bMessageConverterTests.fromMessageMatching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bMessageConverterTests.from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bMessageConverterTests.fromMessageValidJsonWithUnknownProper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Bean.setBool( boolean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